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4pt" fo:font-style="normal" style:text-underline-style="solid" style:text-underline-width="auto" style:text-underline-color="font-color" fo:font-weight="bold" officeooo:rsid="0013dbd3" officeooo:paragraph-rsid="0013dbd3" style:font-size-asian="12.25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3dbd3" officeooo:paragraph-rsid="0013dbd3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580e4" officeooo:paragraph-rsid="001580e4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fae4" officeooo:paragraph-rsid="0016fae4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rsid="0016fae4" officeooo:paragraph-rsid="0016fae4"/>
    </style:style>
    <style:style style:name="P6" style:family="paragraph" style:parent-style-name="Standard">
      <style:paragraph-properties fo:text-align="start" style:justify-single-word="false"/>
      <style:text-properties officeooo:paragraph-rsid="001580e4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officeooo:rsid="001580e4"/>
    </style:style>
    <style:style style:name="T3" style:family="text">
      <style:text-properties officeooo:rsid="0016fae4"/>
    </style:style>
    <style:style style:name="T4" style:family="text">
      <style:text-properties style:font-name="Ubuntu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Ubuntu" fo:font-size="12pt" fo:font-style="normal" style:text-underline-style="none" fo:font-weight="normal" officeooo:rsid="0016fae4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Ubuntu" fo:font-size="12pt" fo:font-style="normal" style:text-underline-style="none" fo:font-weight="normal" officeooo:rsid="001580e4" style:font-size-asian="10.5pt" style:font-style-asian="normal" style:font-weight-asian="normal" style:font-size-complex="12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techniques stage :</text:p>
      <text:p text:style-name="P1"/>
      <text:p text:style-name="P2"><text:tab/><text:span text:style-name="T1">Git :</text:span></text:p>
      <text:p text:style-name="P2"><text:span text:style-name="T1"/></text:p>
      <text:p text:style-name="P2">1) git clone <text:span text:style-name="T3">&lt;</text:span>adresserepo<text:span text:style-name="T3">&gt;</text:span></text:p>
      <text:p text:style-name="P2"/>
      <text:p text:style-name="P2">Permet de cloner le dépôt qui se trouve en ligne dans le rep local actuel.</text:p>
      <text:p text:style-name="P2"/>
      <text:p text:style-name="P2">2) git checkout -b <text:span text:style-name="T3">&lt;</text:span>nombranche<text:span text:style-name="T3">&gt;</text:span></text:p>
      <text:p text:style-name="P2"/>
      <text:p text:style-name="P2">Permet de créer une branche et de s’y déplacer directement ( « git checkout nombranche» <text:s/>si la branche existe déjà)</text:p>
      <text:p text:style-name="P2"/>
      <text:p text:style-name="P4">3) git push -u origin &lt;nombranche&gt;</text:p>
      <text:p text:style-name="P4"/>
      <text:p text:style-name="P4">Permet d’envoyer une branche créée sur le dépôt distant</text:p>
      <text:p text:style-name="P4"/>
      <text:p text:style-name="P2"><text:span text:style-name="T3">4</text:span>) <text:span text:style-name="T2">git branch</text:span></text:p>
      <text:p text:style-name="P2"/>
      <text:p text:style-name="P3">Permet de voir les différentes branches existantes</text:p>
      <text:p text:style-name="P3"/>
      <text:p text:style-name="P6"><text:span text:style-name="T5">5</text:span><text:span text:style-name="T6">) git status</text:span></text:p>
      <text:p text:style-name="P3"/>
      <text:p text:style-name="P3">Permet de voir sur quelle branche on se trouve et l’état actuel des fichiers (en attente de add, commit, …)</text:p>
      <text:p text:style-name="P3"/>
      <text:p text:style-name="P6"><text:span text:style-name="T5">6</text:span><text:span text:style-name="T6">) <text:s/></text:span><text:span text:style-name="T5">git add &lt;fichiers&gt; (ou –all)</text:span></text:p>
      <text:p text:style-name="P6"><text:span text:style-name="T5"/></text:p>
      <text:p text:style-name="P5"><text:span text:style-name="T4">Prépare les fichiers à envoyer sur le dépôt distant</text:span></text:p>
      <text:p text:style-name="P5"><text:span text:style-name="T4"/></text:p>
      <text:p text:style-name="P5"><text:span text:style-name="T4">7) git commit -m « .. »</text:span></text:p>
      <text:p text:style-name="P5"><text:span text:style-name="T4"/></text:p>
      <text:p text:style-name="P5"><text:span text:style-name="T4">Envoi les fichiers entre le local et le dépôt distant, avec une description de ce qui a été fait entre guillemets</text:span></text:p>
      <text:p text:style-name="P5"><text:span text:style-name="T4"/></text:p>
      <text:p text:style-name="P5"><text:span text:style-name="T4">8) git push</text:span></text:p>
      <text:p text:style-name="P5"><text:span text:style-name="T4"/></text:p>
      <text:p text:style-name="P5"><text:span text:style-name="T4">Après avoir fait les 2 cmd précédentes, envoie sur le dépôt distan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5T13:03:33.473561703</meta:creation-date>
    <dc:date>2021-06-15T13:31:10.856360822</dc:date>
    <meta:editing-duration>PT27M36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156" meta:character-count="845" meta:non-whitespace-character-count="704"/>
  </office:meta>
</office:document-meta>
</file>